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70">
          <table:table-cell table:number-columns-repeated="1024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blizzard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frostball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08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3:07:12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3:08:46.488000000</dc:date>
    <meta:editing-duration>PT4H58M54S</meta:editing-duration>
    <meta:editing-cycles>34</meta:editing-cycles>
    <meta:generator>Trio_Office/6.2.8.2$Windows_x86 LibreOffice_project/</meta:generator>
    <meta:document-statistic meta:table-count="1" meta:cell-count="115" meta:object-count="0"/>
  </office:meta>
</office:document-meta>
</file>